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c5e"/>
    </style:style>
    <style:style style:name="T1" style:family="text">
      <style:text-properties officeooo:rsid="000fac5e"/>
    </style:style>
    <style:style style:name="T2" style:family="text">
      <style:text-properties officeooo:rsid="00136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>#include &lt;iostream&gt;</text:p>
      <text:p text:style-name="Standard">using namespace std;</text:p>
      <text:p text:style-name="Standard">int my_variable = 10; // Global variable my_variable</text:p>
      <text:p text:style-name="Standard">int main()</text:p>
      <text:p text:style-name="Standard">{</text:p>
      <text:p text:style-name="Standard"/>
      <text:p text:style-name="Standard">int my_variable = 100; // Local variable my_variable</text:p>
      <text:p text:style-name="Standard">cout &lt;&lt; "Value of global my_variable is " &lt;&lt; ::my_variable &lt;&lt; endl;</text:p>
      <text:p text:style-name="Standard">cout &lt;&lt; "Value of local my_variable is " &lt;&lt; my_variable &lt;&lt; endl;</text:p>
      <text:p text:style-name="Standard">return 0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13:46.938000000</dc:date>
    <meta:editing-duration>PT10M11S</meta:editing-duration>
    <meta:editing-cycles>7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0" meta:word-count="51" meta:character-count="295" meta:non-whitespace-character-count="254"/>
  </office:meta>
</office:document-meta>
</file>